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  <style:text-properties fo:color="#ce181e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ackground-color="#bcaed5" fo:border="0.06pt solid #000000"/>
    </style:style>
    <style:style style:name="ce11" style:family="table-cell" style:parent-style-name="Default">
      <style:table-cell-properties fo:background-color="#bcaed5" fo:border="0.06pt solid #000000"/>
      <style:text-properties fo:color="#1c1c1c"/>
    </style:style>
    <style:style style:name="ce12" style:family="table-cell" style:parent-style-name="Default">
      <style:table-cell-properties fo:background-color="#bcaed5" fo:border="0.06pt solid #000000"/>
      <style:text-properties fo:color="#ce181e"/>
    </style:style>
    <style:style style:name="ce13" style:family="table-cell" style:parent-style-name="Default">
      <style:table-cell-properties fo:background-color="#bce4e5" fo:border="0.06pt solid #000000"/>
    </style:style>
    <style:style style:name="ce41" style:family="table-cell" style:parent-style-name="Default">
      <style:table-cell-properties fo:background-color="#ce181e"/>
    </style:style>
    <style:style style:name="ce45" style:family="table-cell" style:parent-style-name="Default">
      <style:table-cell-properties fo:background-color="#00aaad"/>
      <style:text-properties fo:color="#000000"/>
    </style:style>
    <style:style style:name="ce44" style:family="table-cell" style:parent-style-name="Default">
      <style:table-cell-properties fo:background-color="#dfcce4" fo:border="0.06pt solid #000000"/>
    </style:style>
    <style:style style:name="ce43" style:family="table-cell" style:parent-style-name="Default">
      <style:table-cell-properties fo:background-color="#fcd3c1" fo:border="0.06pt solid #000000"/>
    </style:style>
    <style:style style:name="ce48" style:family="table-cell" style:parent-style-name="Default">
      <style:table-cell-properties fo:background-color="#00aaad"/>
    </style:style>
    <style:style style:name="ce15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50">
      <style:table-cell-properties fo:background-color="#adc5e7" fo:border="0.06pt solid #000000"/>
    </style:style>
    <style:style style:name="ce17" style:family="table-cell" style:parent-style-name="Default" style:data-style-name="N50">
      <style:table-cell-properties fo:background-color="#ffe5ca" fo:border="0.06pt solid #000000"/>
    </style:style>
    <style:style style:name="ce18" style:family="table-cell" style:parent-style-name="Default" style:data-style-name="N50">
      <style:table-cell-properties fo:background-color="#fffbcc" fo:border="0.06pt solid #000000"/>
    </style:style>
    <style:style style:name="ce19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20" style:family="table-cell" style:parent-style-name="Default" style:data-style-name="N50">
      <style:table-cell-properties fo:background-color="#f8aa97" fo:border="0.06pt solid #000000"/>
    </style:style>
    <style:style style:name="ce21" style:family="table-cell" style:parent-style-name="Default" style:data-style-name="N50">
      <style:table-cell-properties fo:background-color="#c2e0ae" fo:border="0.06pt solid #000000"/>
      <style:text-properties fo:color="#ce181e"/>
    </style:style>
    <style:style style:name="ce22" style:family="table-cell" style:parent-style-name="Default" style:data-style-name="N50">
      <style:table-cell-properties fo:background-color="#c2e0ae" fo:border="0.06pt solid #000000"/>
    </style:style>
    <style:style style:name="ce23" style:family="table-cell" style:parent-style-name="Default" style:data-style-name="N50">
      <style:table-cell-properties fo:background-color="#bcaed5" fo:border="0.06pt solid #000000"/>
    </style:style>
    <style:style style:name="ce24" style:family="table-cell" style:parent-style-name="Default" style:data-style-name="N50">
      <style:table-cell-properties fo:background-color="#bcaed5" fo:border="0.06pt solid #000000"/>
      <style:text-properties fo:color="#1c1c1c"/>
    </style:style>
    <style:style style:name="ce25" style:family="table-cell" style:parent-style-name="Default" style:data-style-name="N50">
      <style:table-cell-properties fo:background-color="#bcaed5" fo:border="0.06pt solid #000000"/>
      <style:text-properties fo:color="#ce181e"/>
    </style:style>
    <style:style style:name="ce26" style:family="table-cell" style:parent-style-name="Default" style:data-style-name="N50">
      <style:table-cell-properties fo:background-color="#bce4e5" fo:border="0.06pt solid #000000"/>
    </style:style>
    <style:style style:name="ce60" style:family="table-cell" style:parent-style-name="Default" style:data-style-name="N50">
      <style:table-cell-properties fo:background-color="#dfcce4" fo:border="0.06pt solid #000000"/>
    </style:style>
    <style:style style:name="ce59" style:family="table-cell" style:parent-style-name="Default" style:data-style-name="N50">
      <style:table-cell-properties fo:background-color="#fcd3c1" fo:border="0.06pt solid #000000"/>
    </style:style>
    <style:style style:name="ce27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07113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51.9mm" svg:y="11.62mm">
            <draw:object draw:notify-on-update-of-ranges="Sheet1.G4:Sheet1.G10 Sheet1.H4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17"/>
        <table:table-column table:style-name="co3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15" table:number-columns-repeated="2"/>
          <table:table-cell table:style-name="ce27" table:number-columns-repeated="2"/>
          <table:table-cell/>
          <table:table-cell table:style-name="ce56" office:value-type="string" calcext:value-type="string">
            <text:p>IBMQ1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verage (without bad)</text:p>
          </table:table-cell>
          <table:table-cell/>
          <table:table-cell table:style-name="ce14" office:value-type="string" calcext:value-type="string">
            <text:p>n_qubits</text:p>
          </table:table-cell>
          <table:table-cell table:style-name="ce14" office:value-type="string" calcext:value-type="string">
            <text:p>average_fidelity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135" calcext:value-type="float">
            <text:p>0.913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4T15:40:00" calcext:value-type="date">
            <text:p>14/02/19 15:40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  <table:table-cell table:formula="of:=AVERAGE([.D4:.D6])" office:value-type="float" office:value="0.895666666666667" calcext:value-type="float">
            <text:p>0.895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72" calcext:value-type="float">
            <text:p>0.7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5:00" calcext:value-type="date">
            <text:p>12/02/19 13:25</text:p>
          </table:table-cell>
          <table:table-cell office:value-type="float" office:value="0.916" calcext:value-type="float">
            <text:p>0.9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2" calcext:value-type="float">
            <text:p>0.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6:00" calcext:value-type="date">
            <text:p>12/02/19 13:26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6" calcext:value-type="float">
            <text:p>0.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7:00" calcext:value-type="date">
            <text:p>12/02/19 13:2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1525" calcext:value-type="float">
            <text:p>0.51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0:00" calcext:value-type="date">
            <text:p>12/02/19 15:30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47" calcext:value-type="float">
            <text:p>0.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1:00" calcext:value-type="date">
            <text:p>12/02/19 15:31</text:p>
          </table:table-cell>
          <table:table-cell office:value-type="float" office:value="0.846" calcext:value-type="float">
            <text:p>0.846</text:p>
          </table:table-cell>
          <table:table-cell table:formula="of:=AVERAGE([.D7:.D11])" office:value-type="float" office:value="0.7472" calcext:value-type="float">
            <text:p>0.747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  <table:table-cell table:formula="of:=AVERAGE([.D15:.D16]) /2+ AVERAGE([.D12:.D13]) /2" office:value-type="float" office:value="0.562" calcext:value-type="float">
            <text:p>0.56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  <table:table-cell table:formula="of:=AVERAGE([.D20:.D23])" office:value-type="float" office:value="0.796" calcext:value-type="float">
            <text:p>0.796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5:00" calcext:value-type="date">
            <text:p>13/02/19 13:25</text:p>
          </table:table-cell>
          <table:table-cell table:style-name="ce9" office:value-type="float" office:value="0.455" calcext:value-type="float">
            <text:p>0.455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7:00" calcext:value-type="date">
            <text:p>13/02/19 13:27</text:p>
          </table:table-cell>
          <table:table-cell table:style-name="ce9" office:value-type="float" office:value="0.54" calcext:value-type="float">
            <text:p>0.54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2:00" calcext:value-type="date">
            <text:p>13/02/19 13:42</text:p>
          </table:table-cell>
          <table:table-cell table:style-name="ce9" office:value-type="float" office:value="0.497" calcext:value-type="float">
            <text:p>0.497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1:00" calcext:value-type="date">
            <text:p>13/02/19 13:41</text:p>
          </table:table-cell>
          <table:table-cell table:style-name="ce9" office:value-type="float" office:value="0.569" calcext:value-type="float">
            <text:p>0.569</text:p>
          </table:table-cell>
          <table:table-cell table:formula="of:=AVERAGE([.D25:.D28])" office:value-type="float" office:value="0.51525" calcext:value-type="float">
            <text:p>0.5152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2:00" calcext:value-type="date">
            <text:p>13/02/19 14:52</text:p>
          </table:table-cell>
          <table:table-cell table:style-name="ce10" office:value-type="float" office:value="0.339" calcext:value-type="float">
            <text:p>0.339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ibmq16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date" office:date-value="2019-02-13T14:53:00.000002" calcext:value-type="date">
            <text:p>13/02/19 14:53</text:p>
          </table:table-cell>
          <table:table-cell table:style-name="ce11"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5:00" calcext:value-type="date">
            <text:p>13/02/19 14:55</text:p>
          </table:table-cell>
          <table:table-cell table:style-name="ce10" office:value-type="float" office:value="0.352" calcext:value-type="float">
            <text:p>0.35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ibmq16</text:p>
          </table:table-cell>
          <table:table-cell table:style-name="ce12" office:value-type="float" office:value="7" calcext:value-type="float">
            <text:p>7</text:p>
          </table:table-cell>
          <table:table-cell table:style-name="ce25" office:value-type="date" office:date-value="2019-02-13T14:54:00" calcext:value-type="date">
            <text:p>13/02/19 14:54</text:p>
          </table:table-cell>
          <table:table-cell table:style-name="ce12" office:value-type="float" office:value="0.018" calcext:value-type="float">
            <text:p>0.018</text:p>
          </table:table-cell>
          <table:table-cell table:formula="of:=AVERAGE([.D29:.D31])" office:value-type="float" office:value="0.347" calcext:value-type="float">
            <text:p>0.347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8:00" calcext:value-type="date">
            <text:p>13/02/19 17:18</text:p>
          </table:table-cell>
          <table:table-cell table:style-name="ce13" office:value-type="float" office:value="0.082" calcext:value-type="float">
            <text:p>0.082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58" calcext:value-type="float">
            <text:p>0.058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Most of the measurements taken on the IBMQ16 were made one day before it was calibrated!</text:p>
          </table:table-cell>
          <table:table-cell table:style-name="ce41" table:number-columns-repeated="4"/>
          <table:table-cell table:number-columns-repeated="6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5" office:value-type="string" calcext:value-type="string">
            <text:p>values obtain by implementing CNOTs in random way</text:p>
          </table:table-cell>
          <table:table-cell table:style-name="ce45" table:number-columns-repeated="4"/>
          <table:table-cell table:number-columns-repeated="6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2:59:00" calcext:value-type="date">
            <text:p>14/02/19 12:59</text:p>
          </table:table-cell>
          <table:table-cell table:style-name="ce44" office:value-type="float" office:value="0.785" calcext:value-type="float">
            <text:p>0.785</text:p>
          </table:table-cell>
          <table:table-cell table:style-name="ce44"/>
          <table:table-cell table:number-columns-repeated="6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10:00" calcext:value-type="date">
            <text:p>14/02/19 14:10</text:p>
          </table:table-cell>
          <table:table-cell table:style-name="ce44" office:value-type="float" office:value="0.761" calcext:value-type="float">
            <text:p>0.761</text:p>
          </table:table-cell>
          <table:table-cell table:style-name="ce44"/>
          <table:table-cell table:number-columns-repeated="6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9:00" calcext:value-type="date">
            <text:p>14/02/19 14:09</text:p>
          </table:table-cell>
          <table:table-cell table:style-name="ce44" office:value-type="float" office:value="0.848" calcext:value-type="float">
            <text:p>0.848</text:p>
          </table:table-cell>
          <table:table-cell table:style-name="ce44"/>
          <table:table-cell table:number-columns-repeated="6"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8:00.000002" calcext:value-type="date">
            <text:p>14/02/19 14:08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/>
          <table:table-cell table:formula="of:=AVERAGE([.D40:.D43])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0:00" calcext:value-type="date">
            <text:p>14/02/19 11:00</text:p>
          </table:table-cell>
          <table:table-cell table:style-name="ce5" office:value-type="float" office:value="0.903" calcext:value-type="float">
            <text:p>0.903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1:00" calcext:value-type="date">
            <text:p>14/02/19 11:01</text:p>
          </table:table-cell>
          <table:table-cell table:style-name="ce5" office:value-type="float" office:value="0.899" calcext:value-type="float">
            <text:p>0.899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2:00" calcext:value-type="date">
            <text:p>14/02/19 11:02</text:p>
          </table:table-cell>
          <table:table-cell table:style-name="ce5" office:value-type="float" office:value="0.91" calcext:value-type="float">
            <text:p>0.91</text:p>
          </table:table-cell>
          <table:table-cell table:style-name="ce5"/>
          <table:table-cell table:formula="of:=AVERAGE([.D44:.D46])" office:value-type="float" office:value="0.904" calcext:value-type="float">
            <text:p>0.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2:00" calcext:value-type="date">
            <text:p>14/02/19 12:22</text:p>
          </table:table-cell>
          <table:table-cell office:value-type="float" office:value="0.945" calcext:value-type="float">
            <text:p>0.945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3:00" calcext:value-type="date">
            <text:p>14/02/19 12:23</text:p>
          </table:table-cell>
          <table:table-cell office:value-type="float" office:value="0.951" calcext:value-type="float">
            <text:p>0.951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4:00" calcext:value-type="date">
            <text:p>14/02/19 12:24</text:p>
          </table:table-cell>
          <table:table-cell office:value-type="float" office:value="0.946" calcext:value-type="float">
            <text:p>0.946</text:p>
          </table:table-cell>
          <table:table-cell table:style-name="ce4"/>
          <table:table-cell table:formula="of:=AVERAGE([.D47:.D49])" office:value-type="float" office:value="0.947333333333333" calcext:value-type="float">
            <text:p>0.947333333333333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34:00" calcext:value-type="date">
            <text:p>14/02/19 12:34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1:00" calcext:value-type="date">
            <text:p>14/02/19 12:41</text:p>
          </table:table-cell>
          <table:table-cell table:style-name="ce43" office:value-type="float" office:value="0.972" calcext:value-type="float">
            <text:p>0.972</text:p>
          </table:table-cell>
          <table:table-cell table:style-name="ce43"/>
          <table:table-cell table:number-columns-repeated="6"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0:00" calcext:value-type="date">
            <text:p>14/02/19 12:40</text:p>
          </table:table-cell>
          <table:table-cell table:style-name="ce43" office:value-type="float" office:value="0.977" calcext:value-type="float">
            <text:p>0.977</text:p>
          </table:table-cell>
          <table:table-cell table:style-name="ce43"/>
          <table:table-cell table:formula="of:=AVERAGE([.D50:.D52])" office:value-type="float" office:value="0.975333333333333" calcext:value-type="float">
            <text:p>0.975333333333333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8" office:value-type="string" calcext:value-type="string">
            <text:p>Values obtain by implementing CNOTs in specific order</text:p>
          </table:table-cell>
          <table:table-cell table:style-name="ce48" table:number-columns-repeated="3"/>
          <table:table-cell table:number-columns-repeated="2"/>
          <table:table-cell table:style-name="ce48" office:value-type="string" calcext:value-type="string">
            <text:p>Values obtain by implementing CNOTs in randpm order</text:p>
          </table:table-cell>
          <table:table-cell table:style-name="ce48" table:number-columns-repeated="3"/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09T17:43:00" calcext:value-type="date">
            <text:p>09/04/19 17:43</text:p>
          </table:table-cell>
          <table:table-cell table:style-name="ce44" office:value-type="float" office:value="0.73" calcext:value-type="float">
            <text:p>0.73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1:52:00" calcext:value-type="date">
            <text:p>10/04/19 11:52</text:p>
          </table:table-cell>
          <table:table-cell table:style-name="ce44" office:value-type="float" office:value="0.3299" calcext:value-type="float">
            <text:p>0.3299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09:54:00" calcext:value-type="date">
            <text:p>10/04/19 09:54</text:p>
          </table:table-cell>
          <table:table-cell table:style-name="ce44" office:value-type="float" office:value="0.756" calcext:value-type="float">
            <text:p>0.756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0:00" calcext:value-type="date">
            <text:p>10/04/19 12:00</text:p>
          </table:table-cell>
          <table:table-cell table:style-name="ce44" office:value-type="float" office:value="0.5977" calcext:value-type="float">
            <text:p>0.5977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9:00" calcext:value-type="date">
            <text:p>10/04/19 12:09</text:p>
          </table:table-cell>
          <table:table-cell table:style-name="ce44" office:value-type="float" office:value="0.585" calcext:value-type="float">
            <text:p>0.585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formula="of:=AVERAGE([.D58:.D61])" office:value-type="float" office:value="0.743" calcext:value-type="float">
            <text:p>0.743</text:p>
          </table:table-cell>
          <table:table-cell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13:00" calcext:value-type="date">
            <text:p>10/04/19 12:13</text:p>
          </table:table-cell>
          <table:table-cell table:style-name="ce44" office:value-type="float" office:value="0.604" calcext:value-type="float">
            <text:p>0.604</text:p>
          </table:table-cell>
          <table:table-cell table:formula="of:=AVERAGE([.J58:.J61])" office:value-type="float" office:value="0.52915" calcext:value-type="float">
            <text:p>0.52915</text:p>
          </table:table-cell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09:53:00" calcext:value-type="date">
            <text:p>10/04/19 09:5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2:06:00" calcext:value-type="date">
            <text:p>10/04/19 12:06</text:p>
          </table:table-cell>
          <table:table-cell table:style-name="ce5" office:value-type="float" office:value="0.0602" calcext:value-type="float">
            <text:p>0.0602</text:p>
          </table:table-cell>
          <table:table-cell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09T17:42:00" calcext:value-type="date">
            <text:p>09/04/19 17:42</text:p>
          </table:table-cell>
          <table:table-cell table:style-name="ce5" office:value-type="float" office:value="0.8366" calcext:value-type="float">
            <text:p>0.8366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8:00" calcext:value-type="date">
            <text:p>10/04/19 11:58</text:p>
          </table:table-cell>
          <table:table-cell table:style-name="ce5" office:value-type="float" office:value="0.0681" calcext:value-type="float">
            <text:p>0.0681</text:p>
          </table:table-cell>
          <table:table-cell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5"/>
          <table:table-cell table:formula="of:=AVERAGE([.D62:.D64])" office:value-type="float" office:value="0.8383" calcext:value-type="float">
            <text:p>0.8383</text:p>
          </table:table-cell>
          <table:table-cell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1:00" calcext:value-type="date">
            <text:p>10/04/19 11:51</text:p>
          </table:table-cell>
          <table:table-cell table:style-name="ce5" office:value-type="float" office:value="0.048" calcext:value-type="float">
            <text:p>0.048</text:p>
          </table:table-cell>
          <table:table-cell table:formula="of:=AVERAGE([.J62:.J64])" office:value-type="float" office:value="0.0587666666666667" calcext:value-type="float">
            <text:p>0.058766666666667</text:p>
          </table:table-cell>
        </table:table-row>
        <table:table-row table:style-name="ro1">
          <table:table-cell office:value-type="string" calcext:value-type="string">
            <text:p>ibmqx2</text:p>
          </table:table-cell>
          <table:table-cell office:value-type="float" office:value="3" calcext:value-type="float">
            <text:p>3</text:p>
          </table:table-cell>
          <table:table-cell office:value-type="date" office:date-value="2019-04-10T09:53:00" calcext:value-type="date">
            <text:p>10/04/19 09:53</text:p>
          </table:table-cell>
          <table:table-cell office:value-type="float" office:value="0.9817" calcext:value-type="float">
            <text:p>0.981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57:00" calcext:value-type="date">
            <text:p>10/04/19 11:57</text:p>
          </table:table-cell>
          <table:table-cell table:style-name="ce4" office:value-type="float" office:value="0.954" calcext:value-type="float">
            <text:p>0.954</text:p>
          </table:table-cell>
          <table:table-cell/>
        </table:table-row>
        <table:table-row table:style-name="ro1">
          <table:table-cell office:value-type="string" calcext:value-type="string">
            <text:p>ibmqx2</text:p>
          </table:table-cell>
          <table:table-cell office:value-type="float" office:value="3" calcext:value-type="float">
            <text:p>3</text:p>
          </table:table-cell>
          <table:table-cell office:value-type="date" office:date-value="2019-04-09T17:41:00" calcext:value-type="date">
            <text:p>09/04/19 17:41</text:p>
          </table:table-cell>
          <table:table-cell office:value-type="float" office:value="0.977" calcext:value-type="float">
            <text:p>0.97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49:00" calcext:value-type="date">
            <text:p>10/04/19 11:49</text:p>
          </table:table-cell>
          <table:table-cell table:style-name="ce4" office:value-type="float" office:value="0.951" calcext:value-type="float">
            <text:p>0.951</text:p>
          </table:table-cell>
          <table:table-cell/>
        </table:table-row>
        <table:table-row table:style-name="ro1">
          <table:table-cell office:value-type="string" calcext:value-type="string">
            <text:p>ibmqx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5:.D67])" office:value-type="float" office:value="0.97935" calcext:value-type="float">
            <text:p>0.97935</text:p>
          </table:table-cell>
          <table:table-cell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4"/>
          <table:table-cell table:formula="of:=AVERAGE([.J65:.J67])" office:value-type="float" office:value="0.9525" calcext:value-type="float">
            <text:p>0.9525</text:p>
          </table:table-cell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09:52:00" calcext:value-type="date">
            <text:p>10/04/19 09:52</text:p>
          </table:table-cell>
          <table:table-cell table:style-name="ce43" office:value-type="float" office:value="0.98" calcext:value-type="float">
            <text:p>0.98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56:00" calcext:value-type="date">
            <text:p>10/04/19 11:56</text:p>
          </table:table-cell>
          <table:table-cell table:style-name="ce43" office:value-type="float" office:value="0.97" calcext:value-type="float">
            <text:p>0.97</text:p>
          </table:table-cell>
          <table:table-cell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09T17:40:00" calcext:value-type="date">
            <text:p>09/04/19 17:40</text:p>
          </table:table-cell>
          <table:table-cell table:style-name="ce43" office:value-type="float" office:value="0.9745" calcext:value-type="float">
            <text:p>0.9745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48:00" calcext:value-type="date">
            <text:p>10/04/19 11:48</text:p>
          </table:table-cell>
          <table:table-cell table:style-name="ce43" office:value-type="float" office:value="0.9697" calcext:value-type="float">
            <text:p>0.9697</text:p>
          </table:table-cell>
          <table:table-cell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D68:.D70])" office:value-type="float" office:value="0.97725" calcext:value-type="float">
            <text:p>0.97725</text:p>
          </table:table-cell>
          <table:table-cell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J68:.J70])" office:value-type="float" office:value="0.96985" calcext:value-type="float">
            <text:p>0.96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1:59:20.541699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4-10T12:16:27.921937928</dc:date>
    <meta:editing-duration>P1DT8H38M10S</meta:editing-duration>
    <meta:editing-cycles>42</meta:editing-cycles>
    <meta:document-statistic meta:table-count="1" meta:cell-count="3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G4:Sheet1.H10" svg:x="0.32cm" svg:y="0.18cm" svg:width="13.097cm" svg:height="8.64cm">
          <chartooo:coordinate-region svg:x="1.047cm" svg:y="0.379cm" svg:width="12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0" chart:class="chart:scatter">
            <chart:domain table:cell-range-address="Sheet1.G4:Sheet1.G1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G4:Sheet1.G10</svg:desc>
                </draw:g>
              </table:table-cell>
              <table:table-cell office:value-type="float" office:value="0.9135">
                <text:p>0.9135</text:p>
                <draw:g>
                  <svg:desc>Sheet1.H4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1525">
                <text:p>0.51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7">
                <text:p>0.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